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margin-top="0in" fo:margin-bottom="0.1965in" style:contextual-spacing="false" fo:padding="0in" fo:border="none"/>
      <style:text-properties loext:padding="0in" loext:border="non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  <style:text-properties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8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9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0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size="20pt" style:font-size-asian="20pt" style:font-size-complex="20pt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a xlink:type="simple" xlink:href="https://leetcode.com/problems/longest-substring-without-repeating-characters/" text:style-name="Internet_20_link" text:visited-style-name="Visited_20_Internet_20_Link"><text:span text:style-name="T3">3. Longest Substring Without Repeating Characters</text:span></text:a></text:p>
      <text:p text:style-name="P5"/>
      <text:p text:style-name="P7"><text:span text:style-name="T1">Given a string </text:span><text:span text:style-name="Source_20_Text"><text:span text:style-name="T2">s</text:span></text:span><text:span text:style-name="T1">, find the length of the </text:span><text:span text:style-name="Strong_20_Emphasis"><text:span text:style-name="T1">longest</text:span></text:span><text:span text:style-name="T1"> </text:span><text:span text:style-name="Strong_20_Emphasis"><text:span text:style-name="T1">substring </text:span></text:span><text:span text:style-name="T1">without repeating characters.</text:span></text:p>
      <text:p text:style-name="P8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s = "abcabcbb"</text:span></text:p>
      <text:p text:style-name="P2"><text:span text:style-name="Strong_20_Emphasis"><text:span text:style-name="T1">Output:</text:span></text:span><text:span text:style-name="T1"> 3</text:span></text:p>
      <text:p text:style-name="P1"><text:span text:style-name="Strong_20_Emphasis"><text:span text:style-name="T1">Explanation:</text:span></text:span><text:span text:style-name="T1"> The answer is "abc", with the length of 3.</text:span></text:p>
      <text:p text:style-name="P8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s = "bbbbb"</text:span></text:p>
      <text:p text:style-name="P2"><text:span text:style-name="Strong_20_Emphasis"><text:span text:style-name="T1">Output:</text:span></text:span><text:span text:style-name="T1"> 1</text:span></text:p>
      <text:p text:style-name="P1"><text:span text:style-name="Strong_20_Emphasis"><text:span text:style-name="T1">Explanation:</text:span></text:span><text:span text:style-name="T1"> The answer is "b", with the length of 1.</text:span></text:p>
      <text:p text:style-name="P8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s = "pwwkew"</text:span></text:p>
      <text:p text:style-name="P2"><text:span text:style-name="Strong_20_Emphasis"><text:span text:style-name="T1">Output:</text:span></text:span><text:span text:style-name="T1"> 3</text:span></text:p>
      <text:p text:style-name="P2"><text:span text:style-name="Strong_20_Emphasis"><text:span text:style-name="T1">Explanation:</text:span></text:span><text:span text:style-name="T1"> The answer is "wke", with the length of 3.</text:span></text:p>
      <text:p text:style-name="P3">Notice that the answer must be a substring, "pwke" is a subsequence and not a substring.</text:p>
      <text:p text:style-name="P8"><text:span text:style-name="Strong_20_Emphasis"><text:span text:style-name="T1">Constraints:</text:span></text:span></text:p>
      <text:list text:style-name="L1">
        <text:list-item>
          <text:p text:style-name="P9"><text:span text:style-name="Source_20_Text"><text:span text:style-name="T2">0 &lt;= s.length &lt;= 5 * 10</text:span></text:span><text:span text:style-name="Source_20_Text"><text:span text:style-name="T1">4</text:span></text:span></text:p>
        </text:list-item>
        <text:list-item>
          <text:p text:style-name="P10"><text:span text:style-name="Source_20_Text"><text:span text:style-name="T2">s</text:span></text:span><text:span text:style-name="T1"> consists of English letters, digits, symbols and spaces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7T20:51:55.960000000</meta:creation-date>
    <dc:date>2024-07-17T20:52:38.461000000</dc:date>
    <meta:editing-duration>PT42S</meta:editing-duration>
    <meta:editing-cycles>1</meta:editing-cycles>
    <meta:document-statistic meta:table-count="0" meta:image-count="0" meta:object-count="0" meta:page-count="1" meta:paragraph-count="18" meta:word-count="109" meta:character-count="599" meta:non-whitespace-character-count="510"/>
    <meta:generator>LibreOffice/24.2.0.3$Windows_X86_64 LibreOffice_project/da48488a73ddd66ea24cf16bbc4f7b9c08e9bea1</meta:generator>
  </office:meta>
</office:document-meta>
</file>